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2.49pt double-thin #000000" style:border-line-width="0.51pt 1.5pt 0.51pt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000000" style:border-line-width-bottom="0.51pt 1.5pt 0.51pt" style:cell-protect="protected" style:print-content="true" style:diagonal-bl-tr="none" style:diagonal-tl-br="none" style:text-align-source="fix" style:repeat-content="false" fo:wrap-option="wrap" fo:border-left="2.49pt double-thin #000000" style:border-line-width-left="0.51pt 1.5pt 0.51pt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Normal_20_2_20_3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fo:background-color="transparent" fo:padding="2.01pt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2.01pt"/>
    </style:style>
    <style:style style:name="ce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fo:background-color="transparent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transparent" fo:padding="2.01pt"/>
    </style:style>
    <style:style style:name="ce16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</style:style>
    <style:style style:name="ce17" style:family="table-cell" style:parent-style-name="Normal_20_2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Normal_20_2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padding="2.01pt"/>
    </style:style>
    <style:style style:name="ce20" style:family="table-cell" style:parent-style-name="Default">
      <style:table-cell-properties style:cell-protect="protected" style:print-content="true" fo:background-color="transparent" fo:padding="2.01pt"/>
    </style:style>
    <style:style style:name="ce2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0"/>
        <table:table-column table:style-name="co2" table:number-columns-repeated="3" table:default-cell-style-name="Default"/>
        <table:table-row table:style-name="ro1" table:number-rows-repeated="3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2" office:value-type="string" calcext:value-type="string">
            <text:p>1=OCCUPI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boro</text:p>
          </table:table-cell>
          <table:table-cell table:style-name="ce1" office:value-type="string" calcext:value-type="string">
            <text:p>1=Bronx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Brookly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Manhatt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Quee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Staten Islan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_1</text:p>
          </table:table-cell>
          <table:table-cell table:style-name="ce19" office:value-type="string" calcext:value-type="string">
            <text:p>Missing bricks, siding, or other outside wall material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2</text:p>
          </table:table-cell>
          <table:table-cell table:style-name="ce19" office:value-type="string" calcext:value-type="string">
            <text:p>Sloping or bulging outside wall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3</text:p>
          </table:table-cell>
          <table:table-cell table:style-name="ce19" office:value-type="string" calcext:value-type="string">
            <text:p>Major cracks in outside wall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4</text:p>
          </table:table-cell>
          <table:table-cell table:style-name="ce19" office:value-type="string" calcext:value-type="string">
            <text:p>Loose or hanging cornice, roofing, or other material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5</text:p>
          </table:table-cell>
          <table:table-cell table:style-name="ce19" office:value-type="string" calcext:value-type="string">
            <text:p>None of these problems with wall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6</text:p>
          </table:table-cell>
          <table:table-cell table:style-name="ce19" office:value-type="string" calcext:value-type="string">
            <text:p>Unable to observe wall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Response selec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Condition 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Response not selec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_7</text:p>
          </table:table-cell>
          <table:table-cell table:style-name="ce19" office:value-type="string" calcext:value-type="string">
            <text:p>Broken or missing window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8</text:p>
          </table:table-cell>
          <table:table-cell table:style-name="ce19" office:value-type="string" calcext:value-type="string">
            <text:p>Rotten/loose window frames/sashe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9</text:p>
          </table:table-cell>
          <table:table-cell table:style-name="ce19" office:value-type="string" calcext:value-type="string">
            <text:p>Boarded-up window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0</text:p>
          </table:table-cell>
          <table:table-cell table:style-name="ce19" office:value-type="string" calcext:value-type="string">
            <text:p>None of these problems with window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1</text:p>
          </table:table-cell>
          <table:table-cell table:style-name="ce19" office:value-type="string" calcext:value-type="string">
            <text:p>Unable to observe window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Response selec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Condition 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Response not selec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_12</text:p>
          </table:table-cell>
          <table:table-cell table:style-name="ce19" office:value-type="string" calcext:value-type="string">
            <text:p>Loose, broken, or missing stair railing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3</text:p>
          </table:table-cell>
          <table:table-cell table:style-name="ce19" office:value-type="string" calcext:value-type="string">
            <text:p>Loose, broken, or missing step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4</text:p>
          </table:table-cell>
          <table:table-cell table:style-name="ce19" office:value-type="string" calcext:value-type="string">
            <text:p>None of these problems with stairway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5</text:p>
          </table:table-cell>
          <table:table-cell table:style-name="ce19" office:value-type="string" calcext:value-type="string">
            <text:p>No interior steps or stairway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6</text:p>
          </table:table-cell>
          <table:table-cell table:style-name="ce19" office:value-type="string" calcext:value-type="string">
            <text:p>No exterior steps or stairway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35</text:p>
          </table:table-cell>
          <table:table-cell table:style-name="ce19" office:value-type="string" calcext:value-type="string">
            <text:p>Unable to observe stairway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Response selec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Condition 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Response not selec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_17</text:p>
          </table:table-cell>
          <table:table-cell table:style-name="ce19" office:value-type="string" calcext:value-type="string">
            <text:p>Sagging or sloping floor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8</text:p>
          </table:table-cell>
          <table:table-cell table:style-name="ce19" office:value-type="string" calcext:value-type="string">
            <text:p>Slanted or shifted doorsills or door frame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19</text:p>
          </table:table-cell>
          <table:table-cell table:style-name="ce19" office:value-type="string" calcext:value-type="string">
            <text:p>Deep wear in floors causing depression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20</text:p>
          </table:table-cell>
          <table:table-cell table:style-name="ce19" office:value-type="string" calcext:value-type="string">
            <text:p>Holes or missing flooring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21</text:p>
          </table:table-cell>
          <table:table-cell table:style-name="ce19" office:value-type="string" calcext:value-type="string">
            <text:p>None of these problems with floor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1_22</text:p>
          </table:table-cell>
          <table:table-cell table:style-name="ce19" office:value-type="string" calcext:value-type="string">
            <text:p>Unable to observe floor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Response selec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Condition 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Response not selected</text:p>
          </table:table-cell>
          <table:table-cell table:number-columns-repeated="3"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Dilapid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Soun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eteriorat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ccessi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Inaccessi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Unable to observe building entranc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ccessi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Inaccessi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Unable to observe elevat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No elevat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ccessi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Inaccessi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Unable to observe residential unit entranc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SEX/HHR2</text:p>
          </table:table-cell>
          <table:table-cell table:style-name="ce1" office:value-type="string" calcext:value-type="string">
            <text:p>1=Ma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Femal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HHR3T</text:p>
          </table:table-cell>
          <table:table-cell table:style-name="ce8" office:value-type="string" calcext:value-type="string">
            <text:p>01=1 yea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UF43</text:p>
          </table:table-cell>
          <table:table-cell table:style-name="ce8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8"/>
          <table:table-cell table:style-name="ce8" office:value-type="string" calcext:value-type="string">
            <text:p>85=85 years or older</text:p>
          </table:table-cell>
          <table:table-cell table:number-columns-repeated="3"/>
        </table:table-row>
        <table:table-row table:style-name="ro1">
          <table:table-cell table:style-name="ce9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HSPANIC/</text:p>
          </table:table-cell>
          <table:table-cell table:style-name="ce1" office:value-type="string" calcext:value-type="string">
            <text:p>1=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HHR5</text:p>
          </table:table-cell>
          <table:table-cell table:style-name="ce1" office:value-type="string" calcext:value-type="string">
            <text:p>2=Puerto Ric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minic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Cub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South/Central Americ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Mexican, Mexican-American, Chica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7=Other Spanish/Hispanic</text:p>
          </table:table-cell>
          <table:table-cell table:number-columns-repeated="3"/>
        </table:table-row>
        <table:table-row table:style-name="ro1">
          <table:table-cell table:style-name="ce9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ACE1</text:p>
          </table:table-cell>
          <table:table-cell table:style-name="ce1" office:value-type="string" calcext:value-type="string">
            <text:p>This is 22 character string with the race in character positions that follow: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1=White (character positions 1-2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Black or African American (character positions 3-4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03=American Indian or Alaska Native (character positions 5-6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4=Chinese <text:s/>(character positions 7-8)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" office:value-type="string" calcext:value-type="string">
            <text:p>05=Filipino (character positions 9-10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6=Korean (character positions 11-1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7=Vietnamese (character positions 13-14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8=Asian Indian, Pakistani, or Bangladeshi (character positions 15-16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9=Other Asian (character positions 17-18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0=Native Hawaiian (character positions 19-20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1=Other Pacific Islander (character positions 21-22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For example: <text:s/>0100000400000000000000 = White, Chinese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1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2A,</text:p>
          </table:table-cell>
          <table:table-cell table:style-name="ce1" office:value-type="string" calcext:value-type="string">
            <text:p>00=Non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2ACNT</text:p>
          </table:table-cell>
          <table:table-cell table:style-name="ce1" office:value-type="string" calcext:value-type="string">
            <text:p>01=1 per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12 perso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Persons in temporary residence not for affordability reaso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6"/>or for reason unknow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=Temporary residence status 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2B,</text:p>
          </table:table-cell>
          <table:table-cell table:style-name="ce1" office:value-type="string" calcext:value-type="string">
            <text:p>00=Non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2BCNT</text:p>
          </table:table-cell>
          <table:table-cell table:style-name="ce1" office:value-type="string" calcext:value-type="string">
            <text:p>01=1 per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12 perso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Persons in temporary residence not for other reasons or reason unknow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=Temporary residence status 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1=Always lived in this uni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Other unit in same build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Bronx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Brookly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05=Manhatt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Quee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Staten Islan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NY, NJ, Connecticu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Other stat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Puerto R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Dominican Republ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Caribbean (other than Puerto Rico or Dom. Rep.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Mex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Central America, South Ame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Cana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Europ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Russia/Successor States to Soviet Uni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China, Hong Kong, Taiw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Kore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Ind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Pakistan, Bangladesh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Philippin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Southeast Asia (Burma, Cambodia, Laos, <text:s/>Malaysia, Singapore, Thailand, Vietnam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Other As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Af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All other count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1">
          <table:table-cell table:style-name="ce12" office:value-type="string" calcext:value-type="string">
            <text:p>UF66</text:p>
          </table:table-cell>
          <table:table-cell table:style-name="ce1" office:value-type="string" calcext:value-type="string">
            <text:p>01=2012 or lat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2009-201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2006-200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2003-200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5=2000-20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6=1995-199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07=1990-199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08=1985-198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9=1980-198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0=1970-197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1=1969 or earlier</text:p>
          </table:table-cell>
          <table:table-cell table:number-columns-repeated="3"/>
        </table:table-row>
        <table:table-row table:style-name="ro1" table:number-rows-repeated="4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, on or after July 1 in 197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before July 1, 197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did not move in 1971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, first occupan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previously occupi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1=Job transfer/new job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Retirem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Looking for work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Commuting reaso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To attend schoo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Other financial/employment rea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Needed larger house or apartm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Widow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Separated/divorc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Newly marri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Moved to be with or closer to relativ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Family decreased (except widowed/separated/divorced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Wanted to establish separate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Other family rea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Neighborhood overcrowd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Change in racial or ethnic composition of neighborhoo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Wanted this neighborhood/better neighborhood servic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18=Crime or safety concern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Other neighborhood rea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Wanted to own residenc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Wanted to rent residenc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Wanted less expensive residence/difficulty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7"/>paying rent or mortgag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Wanted better quality residenc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Evic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Poor building condition/servic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Harassment by landlor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7=Needed housing accessible for persons with mobility impairmen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8=Other housing rea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9=Displaced by urban renewal, highwa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<text:s text:c="7"/>construction, or other public activ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0=Displaced by private action (other than eviction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1=School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2=Natural disaster/fi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33=Any other rea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99=Not applicable (moved in 2010 or earlier)</text:p>
          </table:table-cell>
          <table:table-cell table:number-columns-repeated="3"/>
        </table:table-row>
        <table:table-row table:style-name="ro3" table:number-rows-repeated="7">
          <table:table-cell table:number-columns-repeated="5"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New York 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U.S., outside New York 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Puerto R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Dominican Republ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Caribbean (other than Puerto Rico or Dom. Rep.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Mex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Central America, South Ame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Cana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Europ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Russia/Successor States to Soviet Uni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China, Hong Kong, Taiw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Kore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Ind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Pakistan, Bangladesh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Philippin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Southeast Asia (Burma, Cambodia, Laos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6"/>Malaysia, Singapore, Thailand, Vietnam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Other As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Af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All other count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New York 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U.S., outside New York 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Puerto R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Dominican Republ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Caribbean (other than Puerto Rico or Dom. Rep.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Mex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Central America, South Ame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Cana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Europ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Russia/Successor States to Soviet Uni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China, Hong Kong, Taiw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Kore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Ind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Pakistan, Bangladesh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Philippin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Southeast Asia (Burma, Cambodia, Laos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6"/>Malaysia, Singapore, Thailand, Vietnam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Other As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Af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All other count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1" table:number-rows-repeated="13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New York 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U.S., outside New York 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Puerto R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Dominican Republ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Caribbean (other than Puerto Rico or Dom. Rep.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Mexic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Central America, South Ame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Cana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Europ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Russia/Successor States to Soviet Uni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China, Hong Kong, Taiw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Kore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Ind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Pakistan, Bangladesh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Philippin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Southeast Asia (Burma, Cambodia, Laos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6"/>Malaysia, Singapore, Thailand, Vietnam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Other Asi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Afric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All other count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Yes, a condominiu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Yes, a cooper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Don't know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Owned or being bough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Pay cash r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Occupy rent fr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t coop/condo, coop/condo status not reported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4"/>occupied rent free,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t coop/condo, coop/condo status not reported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4"/>occupied rent free, or owner occupied)</text:p>
          </table:table-cell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 table:number-rows-repeated="2">
          <table:table-cell table:style-name="ce13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Owned and occupied by another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Rented by reference per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Rented by another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Never previously occupi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 or occupied rent fre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 or occupied rent fre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4"/>
          <table:table-cell table:style-name="ce13"/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/>
          <table:table-cell table:style-name="ce1"/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9"/>
          <table:table-cell table:number-columns-repeated="3"/>
        </table:table-row>
        <table:table-row table:style-name="ro3" table:number-rows-repeated="10">
          <table:table-cell table:number-columns-repeated="5"/>
        </table:table-row>
        <table:table-row table:style-name="ro1" table:number-rows-repeated="8">
          <table:table-cell table:style-name="ce13" table:number-columns-repeated="2"/>
          <table:table-cell table:number-columns-repeated="3"/>
        </table:table-row>
        <table:table-row table:style-name="ro1">
          <table:table-cell table:style-name="ce15"/>
          <table:table-cell table:style-name="ce13"/>
          <table:table-cell table:number-columns-repeated="3"/>
        </table:table-row>
        <table:table-row table:style-name="ro3">
          <table:table-cell table:style-name="ce15"/>
          <table:table-cell table:style-name="ce20"/>
          <table:table-cell table:number-columns-repeated="3"/>
        </table:table-row>
        <table:table-row table:style-name="ro3" table:number-rows-repeated="2">
          <table:table-cell table:style-name="ce15" table:number-columns-repeated="2"/>
          <table:table-cell table:number-columns-repeated="3"/>
        </table:table-row>
        <table:table-row table:style-name="ro1" table:number-rows-repeated="2">
          <table:table-cell table:style-name="ce13"/>
          <table:table-cell table:style-name="ce15"/>
          <table:table-cell table:number-columns-repeated="3"/>
        </table:table-row>
        <table:table-row table:style-name="ro3" table:number-rows-repeated="7">
          <table:table-cell table:style-name="ce15" table:number-columns-repeated="2"/>
          <table:table-cell table:number-columns-repeated="3"/>
        </table:table-row>
        <table:table-row table:style-name="ro3" table:number-rows-repeated="6">
          <table:table-cell table:number-columns-repeated="5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5</text:p>
          </table:table-cell>
          <table:table-cell table:style-name="ce1" office:value-type="string" calcext:value-type="string">
            <text:p>000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85000=$685,0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1" office:value-type="string" calcext:value-type="string">
            <text:p>1385935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t applicable (renter occupied, occupied rent free,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<text:s text:c="17"/>don't know, or acquired 2008 or earlier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, occupied rent free, amount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<text:s text:c="4"/>reported in item 12b, or acquired 2008 or earlier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6</text:p>
          </table:table-cell>
          <table:table-cell table:style-name="ce1" office:value-type="string" calcext:value-type="string">
            <text:p>000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400000=$3,400,0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1" office:value-type="string" calcext:value-type="string">
            <text:p>5851008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t applicable (renter occupied or occupied rent fre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Mortgage, home equity, or similar lo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Owned free and clea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 or occupied rent fre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7</text:p>
          </table:table-cell>
          <table:table-cell table:style-name="ce1" office:value-type="string" calcext:value-type="string">
            <text:p>0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961=$4,961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813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=Not applicable (renter occupied, occupi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14"/>rent free, owned free and clear, or item 14 not reported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900=19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14=201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Renter occupied or owned free and clear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7a</text:p>
          </table:table-cell>
          <table:table-cell table:style-name="ce1" office:value-type="string" calcext:value-type="string">
            <text:p>0100=0100 Interest rate (Percentage, two implied decimals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20=72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76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Renter occupied or owned free and clear)</text:p>
          </table:table-cell>
          <table:table-cell table:number-columns-repeated="3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9</text:p>
          </table:table-cell>
          <table:table-cell table:style-name="ce1" office:value-type="string" calcext:value-type="string">
            <text:p>01=Less than $1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$100-$1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$200-$2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$300-$3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$400-$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$500-$5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$600-$6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$700-$7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$800-$8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$900-$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$1,000-$1,24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$1,250-$1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$1,500-$1,74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$1,750-$1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$2,000-$2,24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$2,250-$2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$2,500-$2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$3,000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=Not applicable (renter occupied, occupied rent fr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7"/>or owner occupied-conventional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, occupied rent free, owner occupied-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4"/>conventional, or all household member(s) less than 62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included in mortgage or loan paym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 insuranc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9=Not applicable (renter occupied or occupied rent fre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8</text:p>
          </table:table-cell>
          <table:table-cell table:style-name="ce1" office:value-type="string" calcext:value-type="string">
            <text:p>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800=$3,8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7721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renter occupied, occupied rent free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11"/>included in mortgage or loan payment, no insurance,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11"/>item 18a not report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, occupied rent free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4"/>or no insuranc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included in mortgage or loan paym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, included in condominium or maintenance f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renter occupied or occupied rent free)</text:p>
          </table:table-cell>
          <table:table-cell table:number-columns-repeated="3"/>
        </table:table-row>
        <table:table-row table:style-name="ro1" table:number-rows-repeated="4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0</text:p>
          </table:table-cell>
          <table:table-cell table:style-name="ce1" office:value-type="string" calcext:value-type="string">
            <text:p>01=Less than $1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$100-$1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$200-$2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$300-$3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$400-$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$500-$5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$600-$6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$700-$7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$800-$8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$900-$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$1,000-$1,24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$1,250-$1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$1,500-$1,74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$1,750-$1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$2,000-$2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$2,500-$2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$3,000-$3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$3,500-$3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$4,000-$4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$4,500-$4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$5,000-$5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$5,500-$5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$6,000-$6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$6,500-$6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$7,000-$7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$7,500-$7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7=$8,000-$8,4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8=$8,500-$8,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9=$9,000-$9,99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0=$10,000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=Not applicable (renter occupied, occupied rent free, or included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<text:s text:c="7"/>in mortgage/loan payment, condominium/maintenance fee, 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<text:s text:c="6"/>or item 19a not reported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48</text:p>
          </table:table-cell>
          <table:table-cell table:style-name="ce1" office:value-type="string" calcext:value-type="string">
            <text:p>01=1 unit without busines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1 unit with busines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2 units without busines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2 units with busines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3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4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5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6 to 9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10 to 12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13 to 19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20 to 49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50 to 99 uni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100 units or mor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1</text:p>
          </table:table-cell>
          <table:table-cell table:style-name="ce18" office:value-type="string" calcext:value-type="string">
            <text:p>01=1 to 2 sto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8" office:value-type="string" calcext:value-type="string">
            <text:p>02=3 sto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8" office:value-type="string" calcext:value-type="string">
            <text:p>03=4 sto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8" office:value-type="string" calcext:value-type="string">
            <text:p>04=5 sto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8" office:value-type="string" calcext:value-type="string">
            <text:p>05=6 to 10 sto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8" office:value-type="string" calcext:value-type="string">
            <text:p>06=11 to 20 stor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8" office:value-type="string" calcext:value-type="string">
            <text:p>07=21 stories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/>
          <table:table-cell table:number-columns-repeated="3"/>
        </table:table-row>
        <table:table-row table:style-name="ro1">
          <table:table-cell table:style-name="ce6"/>
          <table:table-cell table:style-name="ce18"/>
          <table:table-cell table:number-columns-repeated="3"/>
        </table:table-row>
        <table:table-row table:style-name="ro1">
          <table:table-cell table:style-name="ce1"/>
          <table:table-cell table:style-name="ce18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 elevator in building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1 roo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8 rooms or mor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01=No bedroo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8 bedrooms or more</text:p>
          </table:table-cell>
          <table:table-cell table:number-columns-repeated="3"/>
        </table:table-row>
        <table:table-row table:style-name="ro3" table:number-rows-repeated="11">
          <table:table-cell table:number-columns-repeated="5"/>
        </table:table-row>
        <table:table-row table:style-name="ro1" table:number-rows-repeated="9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Yes, complete plumbing faciliti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No, has some but not all facilities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5"/>in this apartment (house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 plumbing facilities in this apartment (house)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For the exclusive use of this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Also for use by another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 complete plumbing facilities--code 1 or 2 in item 25a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 toilet in this apartment (house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 plumbing facilities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Yes, has complete kitchen faciliti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1=No, has some but not all facilities in this apartment (house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2=No kitchen facilities in this apartment (house) 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<text:s text:c="5"/>but facilities available in build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 kitchen facilities in this building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For exclusive use of this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Also for use by another househol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 complete kitchen facilities--code 1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5"/>2, or 3 in item 26a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, all function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one or more is not working at al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no kitchen facilities in unit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Fuel oi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Utility ga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Electricit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4=Other fuel (including CON ED steam)</text:p>
          </table:table-cell>
          <table:table-cell table:number-columns-repeated="3"/>
        </table:table-row>
        <table:table-row table:style-name="ro3" table:number-rows-repeated="8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7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Yes, but combined with ga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, included in rent, condominium, or other fe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2</text:p>
          </table:table-cell>
          <table:table-cell table:style-name="ce1" office:value-type="string" calcext:value-type="string">
            <text:p>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85=$485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72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included in rent, cond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10"/>or other fee, or gas and electric combin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included in rent, condominium or other f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, gas not us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Yes, but combined with electricity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3</text:p>
          </table:table-cell>
          <table:table-cell table:style-name="ce1" office:value-type="string" calcext:value-type="string">
            <text:p>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73=$473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94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included <text:s/>in rent, cond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9"/>or other fee, gas and electric combined,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9"/>or gas not used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14</text:p>
          </table:table-cell>
          <table:table-cell table:style-name="ce1" office:value-type="string" calcext:value-type="string">
            <text:p>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97=$597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16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gas and electric not combin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included in rent, condominium or other fee or no charg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5</text:p>
          </table:table-cell>
          <table:table-cell table:style-name="ce1" office:value-type="string" calcext:value-type="string">
            <text:p>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200=$3,2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587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included in rent, condo, or other fee, 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10"/>no charge)</text:p>
          </table:table-cell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1" table:number-rows-repeated="8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, included in rent, condominium or other f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, these fuels not us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6</text:p>
          </table:table-cell>
          <table:table-cell table:style-name="ce1" office:value-type="string" calcext:value-type="string">
            <text:p>0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800=$7,8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388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=Not applicable (included <text:s/>in rent, condo, or other fee, 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12"/>these fuels not used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64</text:p>
          </table:table-cell>
          <table:table-cell table:style-name="ce1" office:value-type="string" calcext:value-type="string">
            <text:p>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25=$325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96=Mean amount above topcod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did not receive assistance) 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17</text:p>
          </table:table-cell>
          <table:table-cell table:style-name="ce1" office:value-type="string" calcext:value-type="string">
            <text:p>00001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500=$5,5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999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Less than 1 yea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1 Yea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More than 1 but less than 2 year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2 year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More than 2 year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No leas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7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ccupied rent free or owner occupied)</text:p>
          </table:table-cell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1" table:number-rows-repeated="10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6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style-name="ce6" office:value-type="string" calcext:value-type="string">
            <text:p>UF17A</text:p>
          </table:table-cell>
          <table:table-cell table:style-name="ce1" office:value-type="string" calcext:value-type="string">
            <text:p>00000=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500=$5,5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024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=Not applicable (occupied rent free or owner occupied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0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2=One tim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Two tim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Three tim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Four or more tim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9=No breakdowns (code 1 in Item 32a)</text:p>
          </table:table-cell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1" table:number-rows-repeated="4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1=Yes, central air conditioning 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2=Yes, one or more window air conditioners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3=No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4=Don’t know/Not sur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=Non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2=1 to 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3=6 to 1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20 or more</text:p>
          </table:table-cell>
          <table:table-cell table:number-columns-repeated="3"/>
        </table:table-row>
        <table:table-row table:style-name="ro3">
          <table:table-cell/>
          <table:table-cell table:style-name="ce19" office:value-type="string" calcext:value-type="string">
            <text:p>5=Don't know/Not sur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Regularl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Only when need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Irregularl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Not at al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4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 broken plaster or peeling paint (no in item 36a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Excell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Goo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Fai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Poo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1=Daily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2=Weekly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3=Monthly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4=A few times </text:p>
          </table:table-cell>
          <table:table-cell table:number-columns-repeated="3"/>
        </table:table-row>
        <table:table-row table:style-name="ro1">
          <table:table-cell/>
          <table:table-cell table:style-name="ce22" office:value-type="string" calcext:value-type="string">
            <text:p>5=Nev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 table:number-rows-repeated="12">
          <table:table-cell table:number-columns-repeated="5"/>
        </table:table-row>
        <table:table-row table:style-name="ro1" table:number-rows-repeated="7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0=None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01=1 person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15 pers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98=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1=Excell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Very Goo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Goo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Fai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Poo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Don't know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Y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Not applicable (Born in United States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3</text:p>
          </table:table-cell>
          <table:table-cell table:style-name="ce1" office:value-type="string" calcext:value-type="string">
            <text:p>1900=19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14=201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Born in the United States or Puerto Rico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4</text:p>
          </table:table-cell>
          <table:table-cell table:style-name="ce1" office:value-type="string" calcext:value-type="string">
            <text:p>1900=1900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14=201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8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Born in New York City)</text:p>
          </table:table-cell>
          <table:table-cell table:number-columns-repeated="3"/>
        </table:table-row>
        <table:table-row table:style-name="ro3" table:number-rows-repeated="18">
          <table:table-cell table:number-columns-repeated="5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19</text:p>
          </table:table-cell>
          <table:table-cell table:style-name="ce1" office:value-type="string" calcext:value-type="string">
            <text:p>1=Foun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t foun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 table:number-rows-repeated="2">
          <table:table-cell table:style-name="ce6"/>
          <table:table-cell table:style-name="ce1"/>
          <table:table-cell table:number-columns-repeated="3"/>
        </table:table-row>
        <table:table-row table:style-name="ro1" table:number-rows-repeated="8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New_CSR</text:p>
          </table:table-cell>
          <table:table-cell table:style-name="ce1" office:value-type="string" calcext:value-type="string">
            <text:p>01=Owner occupied conventiona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Owner occupied private cooper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Public hous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Owner occupied cond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Article 4 or 5 build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HUD regul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Loft Board regulated build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Municipal Loan Progra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0=Stabilized pre 1947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1=Stabilized post 1947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0=Other renta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5=Mitchell Lama renta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6=Mitchell Lama cooper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7=Mitchell Lama type cooper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0=Controll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95=In Rem</text:p>
          </table:table-cell>
          <table:table-cell table:number-columns-repeated="3"/>
        </table:table-row>
        <table:table-row table:style-name="ro3" table:number-rows-repeated="6">
          <table:table-cell table:number-columns-repeated="5"/>
        </table:table-row>
        <table:table-row table:style-name="ro1" table:number-rows-repeated="7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C15</text:p>
          </table:table-cell>
          <table:table-cell table:style-name="ce1" office:value-type="string" calcext:value-type="string">
            <text:p>01=Old law tenement (built pre 1901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New law tenement (built 1901-1929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Multiple built after 1929 (includ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<text:s text:c="7"/>public housing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Apartment hotel (built before 1929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One or two family converted to apartmen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Commercial building altered to apartment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Tenement building used for single-room occupanc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One or two family converted to rooming hous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Miscellaneous Class B Structu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Not repor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Not foun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Data not availabl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One or two-family h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SC26</text:p>
          </table:table-cell>
          <table:table-cell table:style-name="ce1" office:value-type="string" calcext:value-type="string">
            <text:p>OWNER OCCUPI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1=Regula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Cooper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Condominium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RENTER OCCUPI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Public Hous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New Constructi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In Rem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Old Construction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/>
          <table:table-cell table:style-name="ce1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23</text:p>
          </table:table-cell>
          <table:table-cell table:style-name="ce1" office:value-type="string" calcext:value-type="string">
            <text:p>01=2000 or la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2=1990 to 199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1980 to 198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04=1974 to 197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05=1960 to 1973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1947 to 195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1930 to 194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1920 to 192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1901 to 191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1900 and earlier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21</text:p>
          </table:table-cell>
          <table:table-cell table:style-name="ce1" office:value-type="string" calcext:value-type="string">
            <text:p>1=Not dilapid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Dilapid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Condition 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SC27</text:p>
          </table:table-cell>
          <table:table-cell table:style-name="ce1" office:value-type="string" calcext:value-type="string">
            <text:p>01=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14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8=Not reported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1=With no other household member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With children under 18 onl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With no children under 1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With other adults and children under 18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With no other household member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With children under 18 onl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With no children under 1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With other adults and children under 18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With no other household member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With children under 18 onl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With no children under 18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With other adults and children under 18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6</text:p>
          </table:table-cell>
          <table:table-cell table:style-name="ce1" office:value-type="string" calcext:value-type="string">
            <text:p>1=Relatives present only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46</text:p>
          </table:table-cell>
          <table:table-cell table:style-name="ce1" office:value-type="string" calcext:value-type="string">
            <text:p>2=Nonrelatives present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4</text:p>
          </table:table-cell>
          <table:table-cell table:style-name="ce1" office:value-type="string" calcext:value-type="string">
            <text:p>1=White only, not-Hispan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Black only, not-Hispan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Puerto Ric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Other Spanish/Hispan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Asian alone, not-Hispan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Native Hawaiian and Other Pacific Islander alone, not-Hispan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7=American Indian, Alaska native alone, not-Hispanic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Two or more races (not-Hispanic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c_Race_A</text:p>
          </table:table-cell>
          <table:table-cell table:style-name="ce1" office:value-type="string" calcext:value-type="string">
            <text:p>1=White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Black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American Indian/Alaska Native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Asian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Two or more races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3" table:number-rows-repeated="13">
          <table:table-cell table:number-columns-repeated="5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c_Race_C</text:p>
          </table:table-cell>
          <table:table-cell table:style-name="ce1" office:value-type="string" calcext:value-type="string">
            <text:p>01=White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2=Black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3=American Indian/Alaska Native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4=Asian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=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6=White and Black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=White and American Indian and Alaska N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8=White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9=White and Native Hawaiian/Other Pacific Islander al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=Black and American Indian/Alaska N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1=Black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2=Black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3=American Indian/Alaska Native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4=American Indian/Alaska Native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5=Asian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White and Black and American Indian/Alaska Nativ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7=White and Black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=White and Black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9=White and American Indian/Alaska Native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0=White and American Indian/Alaska Native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1=White and Asian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2=Black and American Indian/Alaska Native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3=Black and American Indian/Alaska Native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4=Black and Asian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5=American Indian/Alaska Native and Asian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6=White and Black and American Indian/Alaska Native and Asia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7=White and Black and American Indian/Alaska Native and Native <text:s/>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8=White and Black and Asian and Native Hawaiian/Other Pacific <text:s/>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9=White and American Indian/Alaska Native and Asian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0=Black and American Indian/Alaska Native and Asian and Native Hawaiian/Other Pacific Islande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1=White and Black and American Indian/Alaska Native and Asian and Native Hawaiian/Other Pacific Islander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REC62</text:p>
          </table:table-cell>
          <table:table-cell table:style-name="ce12" office:value-type="string" calcext:value-type="string">
            <text:p><text:s text:c="33"/>Complete plumbing facilities in uni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For exclusive us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t for exclusive us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Some facilities in uni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Lacking facilities in unit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64</text:p>
          </table:table-cell>
          <table:table-cell table:style-name="ce12" office:value-type="string" calcext:value-type="string">
            <text:p><text:s text:c="29"/>Complete kitchen facilities in uni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For exclusive us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Not for exclusive us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9" office:value-type="string" calcext:value-type="string">
            <text:p>4=Some facilities in uni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Facilities in building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No facilities in building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REC54</text:p>
          </table:table-cell>
          <table:table-cell table:style-name="ce1" office:value-type="string" calcext:value-type="string">
            <text:p>1=N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1 deficiency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3=2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3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4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5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7=Any item not reported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53</text:p>
          </table:table-cell>
          <table:table-cell table:style-name="ce1" office:value-type="string" calcext:value-type="string">
            <text:p>1=N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1 deficiency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2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3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4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5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7=6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8=7 deficienci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=Any item not repor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TOT_PER</text:p>
          </table:table-cell>
          <table:table-cell table:style-name="ce1" office:value-type="string" calcext:value-type="string">
            <text:p>01=1 person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6=16 person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28</text:p>
          </table:table-cell>
          <table:table-cell table:style-name="ce1" office:value-type="string" calcext:value-type="string">
            <text:p>000=Ratio amoun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PR</text:p>
          </table:table-cell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7=Ratio amount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35</text:p>
          </table:table-cell>
          <table:table-cell table:style-name="ce1" office:value-type="string" calcext:value-type="string">
            <text:p>00001=Dollar amoun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26</text:p>
          </table:table-cell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5500=$5,5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7748=Mean amount above topcod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=Not applicable (occupied rent free or owner occupied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37</text:p>
          </table:table-cell>
          <table:table-cell table:style-name="ce1" office:value-type="string" calcext:value-type="string">
            <text:p>0000=Not computed (gross rent &gt; $5,500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28</text:p>
          </table:table-cell>
          <table:table-cell table:style-name="ce1" office:value-type="string" calcext:value-type="string">
            <text:p>0001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500=$5,5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owner occupied or no cash rent)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REC33</text:p>
          </table:table-cell>
          <table:table-cell table:style-name="ce1" office:value-type="string" calcext:value-type="string">
            <text:p>0000=Not computed (contract rent &gt; $5,500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27</text:p>
          </table:table-cell>
          <table:table-cell table:style-name="ce1" office:value-type="string" calcext:value-type="string">
            <text:p>0001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500=$5,500 (topcode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owner occupied or no cash rent)</text:p>
          </table:table-cell>
          <table:table-cell table:number-columns-repeated="3"/>
        </table:table-row>
        <table:table-row table:style-name="ro3" table:number-rows-repeated="6">
          <table:table-cell table:number-columns-repeated="5"/>
        </table:table-row>
        <table:table-row table:style-name="ro1" table:number-rows-repeated="9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39</text:p>
          </table:table-cell>
          <table:table-cell table:style-name="ce1" office:value-type="string" calcext:value-type="string">
            <text:p>1=Household below 100% of income leve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Household between 100% to 124% of income level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Household above or equal to 125% of income level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9</text:p>
          </table:table-cell>
          <table:table-cell table:style-name="ce1" office:value-type="string" calcext:value-type="string">
            <text:p>-000001 to -999999=Income loss (dollar amount)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42</text:p>
          </table:table-cell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6=$9,999,9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42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4</text:p>
          </table:table-cell>
          <table:table-cell table:style-name="ce1" office:value-type="string" calcext:value-type="string">
            <text:p>0000001 to 9999996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4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5</text:p>
          </table:table-cell>
          <table:table-cell table:style-name="ce1" office:value-type="string" calcext:value-type="string">
            <text:p>-000001 to -999999=Income loss 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6=$9,999,9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35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6</text:p>
          </table:table-cell>
          <table:table-cell table:style-name="ce1" office:value-type="string" calcext:value-type="string">
            <text:p>-000001 to -999999=Income loss (dollar amount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6=$9,999,99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6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1" table:number-rows-repeated="9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7</text:p>
          </table:table-cell>
          <table:table-cell table:style-name="ce1" office:value-type="string" calcext:value-type="string">
            <text:p>0000001 to 9999996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7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8</text:p>
          </table:table-cell>
          <table:table-cell table:style-name="ce1" office:value-type="string" calcext:value-type="string">
            <text:p>0000001 to 9999996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8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9</text:p>
          </table:table-cell>
          <table:table-cell table:style-name="ce1" office:value-type="string" calcext:value-type="string">
            <text:p>0000001 to 9999996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39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40</text:p>
          </table:table-cell>
          <table:table-cell table:style-name="ce1" office:value-type="string" calcext:value-type="string">
            <text:p>0000001 to 9999996=Dollar amou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7=$9,999,997 or mor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999=No incom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40A</text:p>
          </table:table-cell>
          <table:table-cell table:style-name="ce1" office:value-type="string" calcext:value-type="string">
            <text:p>0=Amount shown contains no topcoded values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mount shown includes one or more topcoded values</text:p>
          </table:table-cell>
          <table:table-cell table:number-columns-repeated="3"/>
        </table:table-row>
        <table:table-row table:style-name="ro3" table:number-rows-repeated="8">
          <table:table-cell table:number-columns-repeated="5"/>
        </table:table-row>
        <table:table-row table:style-name="ro1" table:number-rows-repeated="12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CD</text:p>
          </table:table-cell>
          <table:table-cell table:style-name="ce1" office:value-type="string" calcext:value-type="string">
            <text:p>01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8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36</text:p>
          </table:table-cell>
          <table:table-cell table:style-name="ce1" office:value-type="string" calcext:value-type="string">
            <text:p>0000=Not computed (income loss; gross rent &gt; $5,500; any household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30</text:p>
          </table:table-cell>
          <table:table-cell table:style-name="ce1" office:value-type="string" calcext:value-type="string">
            <text:p><text:s text:c="11"/>total income includes topcoded values, or no income)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0005=0.5 perc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010=1 Percent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00=100 perc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01-1010=More than 100 percent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owner occupied or occupied rent free)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REC32</text:p>
          </table:table-cell>
          <table:table-cell table:style-name="ce1" office:value-type="string" calcext:value-type="string">
            <text:p>0000=Not computed (income loss; contract rent &gt; $5,500; any household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UF29</text:p>
          </table:table-cell>
          <table:table-cell table:style-name="ce1" office:value-type="string" calcext:value-type="string">
            <text:p><text:s text:c="11"/>total income includes topcoded values, or no income)</text:p>
          </table:table-cell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0005=0.5 perc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010=1 percent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..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00=100 percent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001-1010=More than 100 percent 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9999=Not applicable (owner occupied or occupied rent free)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C8</text:p>
          </table:table-cell>
          <table:table-cell table:style-name="ce1" office:value-type="string" calcext:value-type="string">
            <text:p>1=N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Tw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Thr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Fou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Five or mor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REC7</text:p>
          </table:table-cell>
          <table:table-cell table:style-name="ce1" office:value-type="string" calcext:value-type="string">
            <text:p>1=N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2=On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3=Two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4=Three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5=Four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6=Five or mor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FW</text:p>
          </table:table-cell>
          <table:table-cell table:style-name="ce1" office:value-type="string" calcext:value-type="string">
            <text:p>Final household weight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17" office:value-type="string" calcext:value-type="string">
            <text:p>CHUFW</text:p>
          </table:table-cell>
          <table:table-cell table:style-name="ce18" office:value-type="string" calcext:value-type="string">
            <text:p>Aggregate persons weight</text:p>
          </table:table-cell>
          <table:table-cell table:number-columns-repeated="3"/>
        </table:table-row>
        <table:table-row table:style-name="ro1">
          <table:table-cell table:style-name="ce18" table:number-columns-repeated="2"/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000001-999999=Household sequence number</text:p>
          </table:table-cell>
          <table:table-cell table:number-columns-repeated="3"/>
        </table:table-row>
        <table:table-row table:style-name="ro3" table:number-rows-repeated="4">
          <table:table-cell table:number-columns-repeated="5"/>
        </table:table-row>
        <table:table-row table:style-name="ro1" table:number-rows-repeated="6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 table:number-rows-repeated="4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FLG_SX1</text:p>
          </table:table-cell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FLG_AG1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FLG_HS1</text:p>
          </table:table-cell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FLG_RC1</text:p>
          </table:table-cell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HFLAG2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3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6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3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4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6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 table:number-rows-repeated="21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7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HFLAG7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9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0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91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1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2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4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/>
          <table:table-cell table:number-columns-repeated="3"/>
        </table:table-row>
        <table:table-row table:style-name="ro1">
          <table:table-cell table:style-name="ce6" office:value-type="string" calcext:value-type="string">
            <text:p>HFLAG18</text:p>
          </table:table-cell>
          <table:table-cell table:style-name="ce1" office:value-type="string" calcext:value-type="string">
            <text:p>2=Allocated (default values)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ce1" office:value-type="string" calcext:value-type="string">
            <text:p>1=Allocated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0=Not allocated</text:p>
          </table:table-cell>
          <table:table-cell table:number-columns-repeated="3"/>
        </table:table-row>
        <table:table-row table:style-name="ro1" table:number-rows-repeated="17">
          <table:table-cell table:style-name="ce12"/>
          <table:table-cell table:style-name="ce1"/>
          <table:table-cell table:number-columns-repeated="3"/>
        </table:table-row>
        <table:table-row table:style-name="ro1" table:number-rows-repeated="7"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4">
            <text:p>Variable Name</text:p>
          </table:table-cell>
          <table:covered-table-cell table:style-name="ce3" office:value-type="string" calcext:value-type="string">
            <text:p>Code and Description</text:p>
          </table:covered-table-cell>
          <table:table-cell table:style-name="ce3" table:number-columns-spanned="4" table:number-rows-spanned="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4"/>
          <table:covered-table-cell table:style-name="ce4"/>
          <table:covered-table-cell table:number-columns-repeated="3"/>
        </table:table-row>
        <table:table-row table:style-name="ro2">
          <table:covered-table-cell table:number-columns-repeated="2" table:style-name="ce5"/>
          <table:covered-table-cell table:style-name="ce5"/>
          <table:covered-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H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A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B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C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D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E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>
          <table:table-cell table:style-name="ce6" office:value-type="string" calcext:value-type="string">
            <text:p>UF52H_F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 table:number-rows-repeated="2">
          <table:table-cell table:style-name="ce1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UF52H_G</text:p>
          </table:table-cell>
          <table:table-cell table:style-name="ce1" office:value-type="string" calcext:value-type="string">
            <text:p>1=Any amount allocated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office:value-type="string" calcext:value-type="string">
            <text:p>0=All amounts not allocated</text:p>
          </table:table-cell>
          <table:table-cell table:number-columns-repeated="3"/>
        </table:table-row>
        <table:table-row table:style-name="ro1" table:number-rows-repeated="3">
          <table:table-cell table:style-name="ce1" table:number-columns-repeated="2"/>
          <table:table-cell table:number-columns-repeated="3"/>
        </table:table-row>
        <table:table-row table:style-name="ro3" table:number-rows-repeated="3">
          <table:table-cell table:number-columns-repeated="5"/>
        </table:table-row>
        <table:table-row table:style-name="ro1" table:number-rows-repeated="18">
          <table:table-cell table:style-name="ce1" table:number-columns-repeated="2"/>
          <table:table-cell table:number-columns-repeated="3"/>
        </table:table-row>
        <table:table-row table:style-name="ro3" table:number-rows-repeated="1046742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09:37:38.688317123</meta:creation-date>
    <dc:date>2017-02-16T09:38:32.053047412</dc:date>
    <meta:editing-duration>PT53S</meta:editing-duration>
    <meta:editing-cycles>1</meta:editing-cycles>
    <meta:document-statistic meta:table-count="1" meta:cell-count="1222" meta:object-count="0"/>
    <meta:generator>LibreOffice/5.2.2.2$Linux_X86_64 LibreOffice_project/20m0$Build-2</meta:generator>
  </office:meta>
</office:document-meta>
</file>